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 fo:font-size="12pt" officeooo:rsid="001f9c9b" officeooo:paragraph-rsid="001f9c9b" style:font-size-asian="10.5pt" style:font-size-complex="12pt"/>
    </style:style>
    <style:style style:name="P2" style:family="paragraph" style:parent-style-name="Standard">
      <style:paragraph-properties fo:text-align="center" style:justify-single-word="false"/>
      <style:text-properties style:font-name="Times New Roman" fo:font-size="12pt" officeooo:rsid="001f9c9b" officeooo:paragraph-rsid="001f9c9b" style:font-size-asian="10.5pt" style:font-size-complex="12pt"/>
    </style:style>
    <style:style style:name="P3" style:family="paragraph" style:parent-style-name="Standard">
      <style:paragraph-properties fo:text-align="start" style:justify-single-word="false"/>
      <style:text-properties style:font-name="Times New Roman" fo:font-size="12pt" officeooo:rsid="001f9c9b" officeooo:paragraph-rsid="001f9c9b" style:font-size-asian="10.5pt" style:font-size-complex="12pt"/>
    </style:style>
    <style:style style:name="P4" style:family="paragraph" style:parent-style-name="Standard">
      <style:paragraph-properties fo:text-align="start" style:justify-single-word="false"/>
      <style:text-properties style:font-name="Times New Roman" fo:font-size="12pt" officeooo:rsid="002b5c2d" officeooo:paragraph-rsid="002cb0ae" style:font-size-asian="10.5pt" style:font-size-complex="12pt"/>
    </style:style>
    <style:style style:name="P5" style:family="paragraph" style:parent-style-name="Standard">
      <style:paragraph-properties fo:text-align="start" style:justify-single-word="false"/>
      <style:text-properties style:font-name="Times New Roman" fo:font-size="12pt" officeooo:rsid="002cb0ae" officeooo:paragraph-rsid="002cb0ae" style:font-size-asian="10.5pt" style:font-size-complex="12pt"/>
    </style:style>
    <style:style style:name="P6" style:family="paragraph" style:parent-style-name="Standard">
      <style:paragraph-properties fo:text-align="start" style:justify-single-word="false"/>
      <style:text-properties style:font-name="Times New Roman" fo:font-size="12pt" officeooo:rsid="0022ba32" officeooo:paragraph-rsid="0036d66c" style:font-size-asian="10.5pt" style:font-size-complex="12pt"/>
    </style:style>
    <style:style style:name="P7" style:family="paragraph" style:parent-style-name="Standard">
      <style:paragraph-properties fo:text-align="start" style:justify-single-word="false"/>
      <style:text-properties style:font-name="Times New Roman" fo:font-size="12pt" officeooo:rsid="0022ba32" officeooo:paragraph-rsid="0022ba32" style:font-size-asian="10.5pt" style:font-size-complex="12pt"/>
    </style:style>
    <style:style style:name="P8" style:family="paragraph" style:parent-style-name="Standard">
      <style:paragraph-properties fo:text-align="start" style:justify-single-word="false"/>
      <style:text-properties style:font-name="Times New Roman" fo:font-size="12pt" officeooo:rsid="0039ce04" officeooo:paragraph-rsid="003b642c" style:font-size-asian="10.5pt" style:font-size-complex="12pt"/>
    </style:style>
    <style:style style:name="P9" style:family="paragraph" style:parent-style-name="Standard">
      <style:paragraph-properties fo:text-align="start" style:justify-single-word="false"/>
      <style:text-properties style:font-name="Times New Roman" fo:font-size="12pt" officeooo:rsid="003dc1f8" officeooo:paragraph-rsid="003dc1f8" style:font-size-asian="10.5pt" style:font-size-complex="12pt"/>
    </style:style>
    <style:style style:name="T1" style:family="text">
      <style:text-properties officeooo:rsid="00246ac2"/>
    </style:style>
    <style:style style:name="T2" style:family="text">
      <style:text-properties officeooo:rsid="00264de6"/>
    </style:style>
    <style:style style:name="T3" style:family="text">
      <style:text-properties officeooo:rsid="003691e8"/>
    </style:style>
    <style:style style:name="T4" style:family="text">
      <style:text-properties officeooo:rsid="0036d66c"/>
    </style:style>
    <style:style style:name="T5" style:family="text">
      <style:text-properties officeooo:rsid="0037bbb4"/>
    </style:style>
    <style:style style:name="T6" style:family="text">
      <style:text-properties officeooo:rsid="0039ce04"/>
    </style:style>
    <style:style style:name="T7" style:family="text">
      <style:text-properties officeooo:rsid="003ea08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ele Ladisa <text:s/><text:span text:style-name="T2">Scuola Zuccante classe </text:span>5C Indirizzo Informatica<text:tab/><text:tab/><text:tab/><text:tab/> <text:s text:c="3"/><text:span text:style-name="T6">21</text:span>/01/18</text:p>
      <text:p text:style-name="P1"/>
      <text:p text:style-name="P2">Relazione di tirocinio</text:p>
      <text:p text:style-name="P3"/>
      <text:p text:style-name="P8">Il tirocinio si è svolto presso la ditta Se.ven Informatica di Ceccato Diego SNC. La sede legale dell’azienda è in via Altinia 257/B Venezia (VE) mentre il tirocinio si è svolto in via Delle Industrie 2 Marcon (VE). </text:p>
      <text:p text:style-name="P8">Il referente stage aziendale è stato Niero Paolo mentre la persona che ha realmente seguito è stata Bonesso Alberto.</text:p>
      <text:p text:style-name="P7"><text:span text:style-name="T5">Questa azienda offre principalmente 3 servizi, il primo è un programma per le assicurazioni automobilistiche, il secondo è un servizio di salvataggio ibrido di documenti, quindi sia in locale sia in un cloud, tramite un programma sviluppato da loro e l’installazione di un server presso i clienti. Per ultimo offrono assistenza tecnica sia software sia hardware. L’assistenza software avviene tramite un programma sempre sviluppato da loro che permette sia l’invio della richiesta di assistenza sia il controllo a distanza del computer.</text:span></text:p>
      <text:p text:style-name="P6">L’orario del tirocinio era dalle 8.00 alle 17.00 con un’ora di pausa per mangiare dalle 13.00 alle 14.00 <text:span text:style-name="T1">dal lunedì al venerdì.</text:span></text:p>
      <text:p text:style-name="P6"><text:span text:style-name="T1">Durante il tirocinio sono state assegnate principalmente 3 attività da svolgere autonomamente. La prima attività fu la programmazione di un’applicazione in c# per la gestione automatica della climatizzazione dell’ufficio attraverso valori personalizzabili(per esempio la programmazione giornaliera e settimanale) avendo come base un programma basilare non funzionante di uno stagista passato. Successivamente è stato incaricato di sviluppare un sito web da utilizzare come interfaccia per impostare i valori del programma svolto in precedenza per poter gestire il climatizzatore da distanza. Sia il lato server sia il lato client sono stati sviluppati in c#, nel lato client si è usufruito sia di html 5 sia css 3. Come ultima attività è stato assegnato lo sviluppato una libreria sempre in c# per l’invio di messaggi tramite il servizio Skebby che permette di inviare messaggi facendo comparire un determinato mittente al destinatario selezionabile all’invio del messaggio al posto del numero telefonico usato. Tipicamente questo servizio viene utilizzato per l’invio di messaggi promozionali da parte di grosse e medie aziende. Finito di svolgere questa libreria si è osservato l’implementazione di questa funzione in un programma che stavano sviluppando.</text:span></text:p>
      <text:p text:style-name="P4">Durante il tirocinio non <text:span text:style-name="T3">sono avvenute</text:span> nessun tipo di relazione con utenti e/o clienti.</text:p>
      <text:p text:style-name="P5">L’ambiente di lavoro era tranquillo, sereno e stimolante che permetteva di lavorare senza sentirsi soffocati o pressati. Questo ha permesso di instaurare ottimi rapporti con i colleghi <text:span text:style-name="T4">rimanendo sempre in un contesto lavorativo diligente.</text:span></text:p>
      <text:p text:style-name="P9">Il lavoro svolto durante il tirocinio è stato totalmente legato al percorso di studio in corso ed ha portato alla conoscenza del linguaggio c# sia a livello applicazione classica sia web, <text:span text:style-name="T7">nel quale si sarebbe riscontrata una grossa ignoranza se non fosse per la sua somiglianza con il linguaggio java,</text:span> ed all’introduzione al linguaggio css nel quale si sono riscontrate alcune difficoltà e che dovrà essere approfondito in futuro. Sono state approfondite anche le conoscenze nella progettazione e sul come strutturare un programm<text:span text:style-name="T7">a, argomento nel quale si è riscontrata una grave mancanza essendo questo argomento non trattato nel programma scolastico.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08:16:16.833000000</meta:creation-date>
    <dc:date>2018-01-21T22:29:26.001000000</dc:date>
    <meta:editing-duration>PT8M29S</meta:editing-duration>
    <meta:editing-cycles>2</meta:editing-cycles>
    <meta:generator>LibreOffice/5.4.2.2$Windows_X86_64 LibreOffice_project/22b09f6418e8c2d508a9eaf86b2399209b0990f4</meta:generator>
    <meta:document-statistic meta:table-count="0" meta:image-count="0" meta:object-count="0" meta:page-count="1" meta:paragraph-count="10" meta:word-count="503" meta:character-count="3330" meta:non-whitespace-character-count="2827"/>
  </office:meta>
</office:document-meta>
</file>